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4307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9665in"/>
    </style:style>
    <style:style style:name="co5" style:family="table-column">
      <style:table-column-properties fo:break-before="auto" style:column-width="0.9764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created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edited</text:p>
          </table:table-cell>
          <table:table-cell table:style-name="Default" office:value-type="string" calcext:value-type="string">
            <text:p>by</text:p>
          </table:table-cell>
          <table:table-cell table:style-name="Default"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---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4.00000E-02</text:p>
          </table:table-cell>
          <table:table-cell table:number-columns-repeated="2" office:value-type="float" office:value="-0.125" calcext:value-type="float">
            <text:p>-1.25000E-01</text:p>
          </table:table-cell>
          <table:table-cell office:value-type="float" office:value="0.04" calcext:value-type="float">
            <text:p>4.00000E-02</text:p>
          </table:table-cell>
          <table:table-cell table:number-columns-repeated="2"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05" calcext:value-type="float">
            <text:p>2.05000E-01</text:p>
          </table:table-cell>
          <table:table-cell table:number-columns-repeated="2" office:value-type="float" office:value="-0.12" calcext:value-type="float">
            <text:p>-1.20000E-01</text:p>
          </table:table-cell>
          <table:table-cell office:value-type="float" office:value="0.205" calcext:value-type="float">
            <text:p>2.05000E-01</text:p>
          </table:table-cell>
          <table:table-cell table:number-columns-repeated="2"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table:number-columns-repeated="2" office:value-type="float" office:value="-0.12" calcext:value-type="float">
            <text:p>-1.20000E-01</text:p>
          </table:table-cell>
          <table:table-cell office:value-type="float" office:value="0.365" calcext:value-type="float">
            <text:p>3.65000E-01</text:p>
          </table:table-cell>
          <table:table-cell table:number-columns-repeated="2"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4.20000E-02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042" calcext:value-type="float">
            <text:p>4.20000E-02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207" calcext:value-type="float">
            <text:p>2.07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207" calcext:value-type="float">
            <text:p>2.07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367" calcext:value-type="float">
            <text:p>3.67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367" calcext:value-type="float">
            <text:p>3.67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0.15" calcext:value-type="float">
            <text:p>1.50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-0.15" calcext:value-type="float">
            <text:p>-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4]+10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4.00000E-02</text:p>
          </table:table-cell>
          <table:table-cell table:formula="of:=[.E4]+0.5" office:value-type="float" office:value="0.375" calcext:value-type="float">
            <text:p>3.7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04" calcext:value-type="float">
            <text:p>4.00000E-02</text:p>
          </table:table-cell>
          <table:table-cell table:formula="of:=[.H4]+0.5" office:value-type="float" office:value="0.625" calcext:value-type="float">
            <text:p>6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5]+10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205" calcext:value-type="float">
            <text:p>2.05000E-01</text:p>
          </table:table-cell>
          <table:table-cell table:formula="of:=[.E5]+0.5" office:value-type="float" office:value="0.38" calcext:value-type="float">
            <text:p>3.80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205" calcext:value-type="float">
            <text:p>2.05000E-01</text:p>
          </table:table-cell>
          <table:table-cell table:formula="of:=[.H5]+0.5" office:value-type="float" office:value="0.62" calcext:value-type="float">
            <text:p>6.20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6]+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table:formula="of:=[.E6]+0.5" office:value-type="float" office:value="0.38" calcext:value-type="float">
            <text:p>3.80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365" calcext:value-type="float">
            <text:p>3.65000E-01</text:p>
          </table:table-cell>
          <table:table-cell table:formula="of:=[.H6]+0.5" office:value-type="float" office:value="0.62" calcext:value-type="float">
            <text:p>6.20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7]+10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4.20000E-02</text:p>
          </table:table-cell>
          <table:table-cell table:formula="of:=[.E7]+0.5" office:value-type="float" office:value="0.625" calcext:value-type="float">
            <text:p>6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042" calcext:value-type="float">
            <text:p>4.20000E-02</text:p>
          </table:table-cell>
          <table:table-cell table:formula="of:=[.H7]+0.5" office:value-type="float" office:value="0.375" calcext:value-type="float">
            <text:p>3.7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8]+1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207" calcext:value-type="float">
            <text:p>2.07000E-01</text:p>
          </table:table-cell>
          <table:table-cell table:formula="of:=[.E8]+0.5" office:value-type="float" office:value="0.62" calcext:value-type="float">
            <text:p>6.20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207" calcext:value-type="float">
            <text:p>2.07000E-01</text:p>
          </table:table-cell>
          <table:table-cell table:formula="of:=[.H8]+0.5" office:value-type="float" office:value="0.38" calcext:value-type="float">
            <text:p>3.80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9]+1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67" calcext:value-type="float">
            <text:p>3.67000E-01</text:p>
          </table:table-cell>
          <table:table-cell table:formula="of:=[.E9]+0.5" office:value-type="float" office:value="0.62" calcext:value-type="float">
            <text:p>6.20000E-01</text:p>
          </table:table-cell>
          <table:table-cell office:value-type="float" office:value="-0.12" calcext:value-type="float">
            <text:p>-1.20000E-01</text:p>
          </table:table-cell>
          <table:table-cell office:value-type="float" office:value="0.367" calcext:value-type="float">
            <text:p>3.67000E-01</text:p>
          </table:table-cell>
          <table:table-cell table:formula="of:=[.H9]+0.5" office:value-type="float" office:value="0.38" calcext:value-type="float">
            <text:p>3.80000E-01</text:p>
          </table:table-cell>
          <table:table-cell office:value-type="float" office:value="0.12" calcext:value-type="float">
            <text:p>1.2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10]+1000"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0]+0.5" office:value-type="float" office:value="0.65" calcext:value-type="float">
            <text:p>6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" calcext:value-type="float">
            <text:p>0.00000E+00</text:p>
          </table:table-cell>
          <table:table-cell table:formula="of:=[.H10]+0.5" office:value-type="float" office:value="0.35" calcext:value-type="float">
            <text:p>3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11]+1000" office:value-type="float" office:value="1101" calcext:value-type="float">
            <text:p>11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1]+0.5" office:value-type="float" office:value="0.35" calcext:value-type="float">
            <text:p>3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formula="of:=[.H11]+0.5" office:value-type="float" office:value="0.35" calcext:value-type="float">
            <text:p>3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12]+1000" office:value-type="float" office:value="1102" calcext:value-type="float">
            <text:p>11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2]+0.5" office:value-type="float" office:value="0.65" calcext:value-type="float">
            <text:p>6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formula="of:=[.H12]+0.5" office:value-type="float" office:value="0.65" calcext:value-type="float">
            <text:p>6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table:formula="of:=[.B13]+1000" office:value-type="float" office:value="1103" calcext:value-type="float">
            <text:p>11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3]+0.5" office:value-type="float" office:value="0.65" calcext:value-type="float">
            <text:p>6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formula="of:=[.H13]+0.5" office:value-type="float" office:value="0.35" calcext:value-type="float">
            <text:p>3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.00000E+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.00000E+00</text:p>
          </table:table-cell>
          <table:table-cell table:number-columns-repeated="4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00" calcext:value-type="float">
            <text:p>4.00000E+02</text:p>
          </table:table-cell>
          <table:table-cell office:value-type="float" office:value="5.26316" calcext:value-type="float">
            <text:p>5.26316E+00</text:p>
          </table:table-cell>
          <table:table-cell office:value-type="float" office:value="500" calcext:value-type="float">
            <text:p>5.00000E+02</text:p>
          </table:table-cell>
          <table:table-cell table:number-columns-repeated="2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" calcext:value-type="float">
            <text:p>0.00000E+0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.3" calcext:value-type="float">
            <text:p>3.00000E-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.3" calcext:value-type="float">
            <text:p>3.00000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.00000E+00</text:p>
          </table:table-cell>
          <table:table-cell table:number-columns-repeated="2" office:value-type="float" office:value="10" calcext:value-type="float">
            <text:p>1.00000E+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11:55:32.667025514</dc:date>
    <meta:editing-duration>PT18M59S</meta:editing-duration>
    <meta:editing-cycles>16</meta:editing-cycles>
    <meta:generator>LibreOffice/7.3.7.2$Linux_X86_64 LibreOffice_project/30$Build-2</meta:generator>
    <meta:document-statistic meta:table-count="1" meta:cell-count="327" meta:object-count="0"/>
  </office:meta>
</office:document-meta>
</file>